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535in"/>
    </style:style>
    <style:style style:name="co2" style:family="table-column">
      <style:table-column-properties fo:break-before="auto" style:column-width="3.5516in"/>
    </style:style>
    <style:style style:name="co3" style:family="table-column">
      <style:table-column-properties fo:break-before="auto" style:column-width="2.8756in"/>
    </style:style>
    <style:style style:name="co4" style:family="table-column">
      <style:table-column-properties fo:break-before="auto" style:column-width="1.9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8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font-name="Arial" style:font-name-asian="DejaVu Sans" style:font-name-complex="Lohit Hindi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Source</text:p>
          </table:table-cell>
          <table:table-cell table:style-name="ce1" office:value-type="string">
            <text:p>English phrase</text:p>
          </table:table-cell>
          <table:table-cell table:style-name="ce4" office:value-type="string">
            <text:p>Spanish translation</text:p>
          </table:table-cell>
          <table:table-cell table:style-name="ce4" office:value-type="string">
            <text:p>French translation</text:p>
          </table:table-cell>
        </table:table-row>
        <table:table-row table:style-name="ro2">
          <table:table-cell office:value-type="string">
            <text:p>Addons.xcu</text:p>
          </table:table-cell>
          <table:table-cell office:value-type="string">
            <text:p>Make Spelling Changes</text:p>
          </table:table-cell>
          <table:table-cell office:value-type="string">
            <text:p>Hacer cambios ortográficos</text:p>
          </table:table-cell>
          <table:table-cell/>
        </table:table-row>
        <table:table-row table:style-name="ro2">
          <table:table-cell office:value-type="string">
            <text:p>Locale.py (DlgSpellSearch.py)</text:p>
          </table:table-cell>
          <table:table-cell table:style-name="Default" office:value-type="string">
            <text:p>No spreadsheet is open.</text:p>
          </table:table-cell>
          <table:table-cell office:value-type="string">
            <text:p>No hay ninguna hoja de cálculo abierto.</text:p>
          </table:table-cell>
          <table:table-cell/>
        </table:table-row>
        <table:table-row table:style-name="ro3">
          <table:table-cell office:value-type="string">
            <text:p>Locale.py (DlgSpellSearch.py)</text:p>
          </table:table-cell>
          <table:table-cell office:value-type="string">
            <text:p>Please save the spreadsheet first.</text:p>
          </table:table-cell>
          <table:table-cell office:value-type="string">
            <text:p>Por favor, primero guarde la hoja de cálculo.</text:p>
          </table:table-cell>
          <table:table-cell/>
        </table:table-row>
        <table:table-row table:style-name="ro2">
          <table:table-cell office:value-type="string">
            <text:p>Locale.py (SpellingChecks.py)</text:p>
          </table:table-cell>
          <table:table-cell table:style-name="ce3" office:value-type="string">
            <text:p>Made %d correction%s.</text:p>
          </table:table-cell>
          <table:table-cell office:value-type="string">
            <text:p>Hizo %d correccione%s.</text:p>
          </table:table-cell>
          <table:table-cell/>
        </table:table-row>
        <table:table-row table:style-name="ro2">
          <table:table-cell office:value-type="string">
            <text:p>$DlgChangerMaker.btnBrowse</text:p>
          </table:table-cell>
          <table:table-cell office:value-type="string">
            <text:p>Browse...</text:p>
          </table:table-cell>
          <table:table-cell office:value-type="string">
            <text:p>Examinar...</text:p>
          </table:table-cell>
          <table:table-cell/>
        </table:table-row>
        <table:table-row table:style-name="ro3">
          <table:table-cell office:value-type="string">
            <text:p>$DlgDataConversion.chkVerify</text:p>
          </table:table-cell>
          <table:table-cell office:value-type="string">
            <text:p>Ask before making each change</text:p>
          </table:table-cell>
          <table:table-cell office:value-type="string">
            <text:p>Preguntar antes de realizar cada cambio</text:p>
          </table:table-cell>
          <table:table-cell/>
        </table:table-row>
        <table:table-row table:style-name="ro3">
          <table:table-cell office:value-type="string">
            <text:p>$DlgSpellSearch.btnCurrentSpreadsheet</text:p>
          </table:table-cell>
          <table:table-cell office:value-type="string">
            <text:p>Current Spreadsheet</text:p>
          </table:table-cell>
          <table:table-cell office:value-type="string">
            <text:p>Hoja de cálculo actual</text:p>
          </table:table-cell>
          <table:table-cell/>
        </table:table-row>
        <table:table-row table:style-name="ro2">
          <table:table-cell office:value-type="string">
            <text:p>$DlgSpellSearch.frameWhatToFind</text:p>
          </table:table-cell>
          <table:table-cell office:value-type="string">
            <text:p>What to Find</text:p>
          </table:table-cell>
          <table:table-cell office:value-type="string">
            <text:p>Lo que hay que buscar</text:p>
          </table:table-cell>
          <table:table-cell/>
        </table:table-row>
        <table:table-row table:style-name="ro2">
          <table:table-cell office:value-type="string">
            <text:p>$DlgSpellSearch.optApplyCorrections</text:p>
          </table:table-cell>
          <table:table-cell office:value-type="string">
            <text:p>Apply List of Corrections</text:p>
          </table:table-cell>
          <table:table-cell office:value-type="string">
            <text:p>Aplicar lista de correcciones</text:p>
          </table:table-cell>
          <table:table-cell/>
        </table:table-row>
        <table:table-row table:style-name="ro3">
          <table:table-cell office:value-type="string">
            <text:p>$DlgWordList.FrameControl1</text:p>
          </table:table-cell>
          <table:table-cell office:value-type="string">
            <text:p>Files to get words from</text:p>
          </table:table-cell>
          <table:table-cell office:value-type="string">
            <text:p>Archivos para obtener palabras</text:p>
          </table:table-cell>
          <table:table-cell/>
        </table:table-row>
        <table:table-row table:style-name="ro2">
          <table:table-cell office:value-type="string">
            <text:p>$DlgWordList.frameColOrder</text:p>
          </table:table-cell>
          <table:table-cell office:value-type="string">
            <text:p>Spreadsheet Column Order</text:p>
          </table:table-cell>
          <table:table-cell office:value-type="string">
            <text:p>Orden de las columnas de la hoja de cálculo</text:p>
          </table:table-cell>
          <table:table-cell/>
        </table:table-row>
        <table:table-row table:style-name="ro4">
          <table:table-cell/>
          <table:table-cell office:value-type="string">
            <text:p>This document stores %s settings. Please leave it open while using %s. If you want to keep the settings to use again later, then save this document.</text:p>
          </table:table-cell>
          <table:table-cell table:style-name="ce2" office:value-type="string">
            <text:p>Este documento guarda la configuración de %s. Por favor, dejarlo abierto durante el uso de %s. Si desea mantener la configuración para utilizarlo más adelante, guarde este documento. </text:p>
          </table:table-cell>
          <table:table-cell/>
        </table:table-row>
        <table:table-row table:style-name="ro2" table:number-rows-repeated="18"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 table:number-rows-repeated="43">
          <table:table-cell table:number-columns-repeated="4"/>
        </table:table-row>
        <table:table-row table:style-name="ro2" table:number-rows-repeated="53">
          <table:table-cell/>
          <table:table-cell table:style-name="Default"/>
          <table:table-cell table:number-columns-repeated="2"/>
        </table:table-row>
        <table:table-row table:style-name="ro2" table:number-rows-repeated="104843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2">00/00/0000</text:date>, <text:time style:data-style-name="N2" text:time-value="0000-00-00T11:24:36.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2T11:34:36.75</dc:date>
    <meta:generator>LibreOffice/4.0.0.3$Windows_x86 LibreOffice_project/7545bee9c2a0782548772a21bc84a9dcc583b89</meta:generator>
    <meta:editing-duration>PT3H56M10S</meta:editing-duration>
    <meta:editing-cycles>34</meta:editing-cycles>
    <meta:document-statistic meta:table-count="1" meta:cell-count="39" meta:object-count="0"/>
  </office:meta>
</office:document-meta>
</file>